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)" office:value-type="float" office:value="148700">
            <text:p>14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)" office:value-type="float" office:value="136200">
            <text:p>1362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2500">
            <text:p>125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49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93300">
            <text:p>93300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6/17/2016</text:date>, <text:time>11:0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7T11:01:32</dc:date>
    <meta:editing-duration>P7DT20H26M8S</meta:editing-duration>
    <meta:editing-cycles>2644</meta:editing-cycles>
    <meta:generator>OpenOffice/4.1.1$Unix OpenOffice.org_project/411m6$Build-9775</meta:generator>
    <dc:creator>Hasmik Dabaghyan</dc:creator>
    <meta:document-statistic meta:table-count="15" meta:cell-count="6613" meta:object-count="0"/>
  </office:meta>
</office:document-meta>
</file>